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modern"/>
    <style:font-face style:name="Droid Sans Devanagari1" svg:font-family="'Droid Sans Devanagari'" style:font-family-generic="swiss"/>
    <style:font-face style:name="FreeSans" svg:font-family="FreeSans, 'Times New Roman'" style:font-pitch="variable"/>
    <style:font-face style:name="Noto Sans CJK SC Regular" svg:font-family="'Noto Sans CJK SC Regular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a522"/>
    </style:style>
    <style:style style:name="P2" style:family="paragraph" style:parent-style-name="Standard">
      <style:text-properties officeooo:paragraph-rsid="00092351"/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Standard">
      <style:text-properties officeooo:rsid="00080f16" officeooo:paragraph-rsid="00080f16"/>
    </style:style>
    <style:style style:name="P5" style:family="paragraph" style:parent-style-name="Standard">
      <style:text-properties officeooo:rsid="00080f16" officeooo:paragraph-rsid="0008a522"/>
    </style:style>
    <style:style style:name="P6" style:family="paragraph" style:parent-style-name="Standard">
      <style:text-properties officeooo:rsid="00080f16" officeooo:paragraph-rsid="00092351"/>
    </style:style>
    <style:style style:name="P7" style:family="paragraph" style:parent-style-name="Standard">
      <style:text-properties officeooo:paragraph-rsid="000d20b1"/>
    </style:style>
    <style:style style:name="P8" style:family="paragraph" style:parent-style-name="Heading_20_2" style:master-page-name="Standard">
      <style:paragraph-properties style:page-number="auto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fo:background-color="#00ff00" loext:char-shading-value="0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fo:background-color="#00ff00" loext:char-shading-value="0" style:font-weight-asian="bold"/>
    </style:style>
    <style:style style:name="T5" style:family="text">
      <style:text-properties style:font-name="Consolas" fo:font-size="9pt" fo:background-color="#ffffff" loext:char-shading-value="0" style:font-size-asian="9pt" style:font-name-complex="Consolas" style:font-size-complex="9pt"/>
    </style:style>
    <style:style style:name="T6" style:family="text">
      <style:text-properties style:font-name="Consolas" fo:font-size="9pt" officeooo:rsid="000d20b1" fo:background-color="#ffffff" loext:char-shading-value="0" style:font-size-asian="9pt" style:font-name-complex="Consolas" style:font-size-complex="9pt"/>
    </style:style>
    <style:style style:name="T7" style:family="text">
      <style:text-properties fo:color="#24292e" loext:opacity="100%" style:font-name="Consolas" fo:font-size="9pt" fo:background-color="#ffffff" loext:char-shading-value="0" style:font-size-asian="9pt" style:font-name-complex="Consolas" style:font-size-complex="9pt"/>
    </style:style>
    <style:style style:name="T8" style:family="text">
      <style:text-properties fo:color="#24292e" loext:opacity="100%" style:font-name="Consolas" fo:font-size="9pt" officeooo:rsid="00092351" fo:background-color="#ffffff" loext:char-shading-value="0" style:font-size-asian="9pt" style:font-name-complex="Consolas" style:font-size-complex="9pt"/>
    </style:style>
    <style:style style:name="T9" style:family="text">
      <style:text-properties fo:color="#24292e" loext:opacity="100%" style:font-name="Consolas" fo:font-size="9pt" fo:language="en" fo:country="GB" fo:background-color="#ffffff" loext:char-shading-value="0" style:font-size-asian="9pt" style:font-name-complex="Consolas" style:font-size-complex="9pt"/>
    </style:style>
    <style:style style:name="T10" style:family="text">
      <style:text-properties fo:color="#032f62" loext:opacity="100%" style:font-name="Consolas" fo:font-size="9pt" fo:background-color="#ffffff" loext:char-shading-value="0" style:font-size-asian="9pt" style:font-name-complex="Consolas" style:font-size-complex="9pt"/>
    </style:style>
    <style:style style:name="T11" style:family="text">
      <style:text-properties fo:color="#032f62" loext:opacity="100%" style:font-name="Consolas" fo:font-size="9pt" fo:language="en" fo:country="GB" fo:background-color="#ffffff" loext:char-shading-value="0" style:font-size-asian="9pt" style:font-name-complex="Consolas" style:font-size-complex="9pt"/>
    </style:style>
    <style:style style:name="T12" style:family="text">
      <style:text-properties fo:color="#000000" loext:opacity="100%" fo:font-weight="bold" fo:background-color="#00ff00" loext:char-shading-value="0" style:font-weight-asian="bold"/>
    </style:style>
    <style:style style:name="T13" style:family="text">
      <style:text-properties fo:color="#000000" loext:opacity="100%" fo:language="en" fo:country="GB" fo:font-weight="bold" fo:background-color="#00ff00" loext:char-shading-value="0" style:font-weight-asian="bold"/>
    </style:style>
    <style:style style:name="T14" style:family="text">
      <style:text-properties officeooo:rsid="00080f16"/>
    </style:style>
    <style:style style:name="T15" style:family="text">
      <style:text-properties officeooo:rsid="0008a522"/>
    </style:style>
    <style:style style:name="T16" style:family="text">
      <style:text-properties style:use-window-font-color="true" loext:opacity="0%" style:font-name="Liberation Serif1" fo:font-size="12pt" fo:language="ru" fo:country="RU" officeooo:rsid="0008a522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T17" style:family="text">
      <style:text-properties style:use-window-font-color="true" loext:opacity="0%" style:font-name="Liberation Serif1" fo:font-size="12pt" fo:language="ru" fo:country="RU" officeooo:rsid="000c7aa7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T18" style:family="text">
      <style:text-properties officeooo:rsid="00092351"/>
    </style:style>
    <style:style style:name="T19" style:family="text">
      <style:text-properties officeooo:rsid="0009997d"/>
    </style:style>
    <style:style style:name="T20" style:family="text">
      <style:text-properties officeooo:rsid="000c8fa9"/>
    </style:style>
    <style:style style:name="T21" style:family="text">
      <style:text-properties officeooo:rsid="000d56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2">Модуль <text:span text:style-name="T1">func_test.h</text:span></text:h>
      <text:h text:style-name="Heading_20_3" text:outline-level="3">Метод [название процедуры/функции]</text:h>
      <text:p text:style-name="Заголовок">Тест №[номер теста]</text:p>
      <text:p text:style-name="Standard"><text:span text:style-name="T3">Цель:</text:span> [цель теста]</text:p>
      <text:p text:style-name="Standard"><text:span text:style-name="T3">Тип:</text:span> [тип теста]</text:p>
      <text:p text:style-name="Standard"><text:span text:style-name="T3">Входные данные:</text:span> [примеры входных данных, диапазоны и т. д.]</text:p>
      <text:p text:style-name="Standard"><text:span text:style-name="T3">Ожидаемый результат:</text:span> [описание критерия проверки]</text:p>
      <text:p text:style-name="Standard"><text:span text:style-name="T3">Описание процесса:</text:span> [заполняется при необходимости, указание особенностей запуска и настройки теста]</text:p>
      <text:p text:style-name="Standard"/>
      <text:p text:style-name="Standard"><text:span text:style-name="T2">T</text:span><text:span text:style-name="T4">ест </text:span><text:span text:style-name="T7">(tictac_drawBoard, positive)</text:span><text:span text:style-name="T4">.</text:span></text:p>
      <text:p text:style-name="Standard">Цель: Проверка, отображения игрового поля.</text:p>
      <text:p text:style-name="Standard">Тип: Позитивный</text:p>
      <text:p text:style-name="Standard">Входные данные: функция <text:span text:style-name="T1">DrawBoard</text:span></text:p>
      <text:p text:style-name="Standard"><text:span text:style-name="T10">1 | 2 | 3 </text:span><text:span text:style-name="pl-cce"><text:span text:style-name="T10">\n</text:span></text:span><text:span text:style-name="T10">-----------</text:span><text:span text:style-name="pl-cce"><text:span text:style-name="T10">\n</text:span></text:span><text:span text:style-name="T10"> 4 | 5 | 6 </text:span><text:span text:style-name="pl-cce"><text:span text:style-name="T10">\n</text:span></text:span><text:span text:style-name="T10">-----------</text:span><text:span text:style-name="pl-cce"><text:span text:style-name="T10">\n</text:span></text:span><text:span text:style-name="T10"> 7 | 8 | 9 </text:span><text:span text:style-name="pl-cce"><text:span text:style-name="T10">\n</text:span></text:span></text:p>
      <text:p text:style-name="Standard">Ожидаемый результат:;</text:p>
      <text:p text:style-name="Standard"><text:span text:style-name="T11">1 | 2 | 3 </text:span><text:span text:style-name="pl-cce"><text:span text:style-name="T11">\n</text:span></text:span><text:span text:style-name="T11">-----------</text:span><text:span text:style-name="pl-cce"><text:span text:style-name="T11">\n</text:span></text:span><text:span text:style-name="T11"> 4 | 5 | 6 </text:span><text:span text:style-name="pl-cce"><text:span text:style-name="T11">\n</text:span></text:span><text:span text:style-name="T11">-----------</text:span><text:span text:style-name="pl-cce"><text:span text:style-name="T11">\n</text:span></text:span><text:span text:style-name="T11"> 7 | 8 | 9 </text:span><text:span text:style-name="pl-cce"><text:span text:style-name="T11">\n</text:span></text:span></text:p>
      <text:p text:style-name="P3"/>
      <text:p text:style-name="Standard"><text:span text:style-name="T2">T</text:span><text:span text:style-name="T4">ест</text:span><text:span text:style-name="T2"> </text:span><text:span text:style-name="T9">(tictac_getInput, negative)</text:span><text:span text:style-name="T2">.</text:span></text:p>
      <text:p text:style-name="Standard">Цель: Проверка, если введено число большее чем размер массива</text:p>
      <text:p text:style-name="Standard">Тип: Негативный</text:p>
      <text:p text:style-name="Standard">Входные данные: <text:span text:style-name="pl-c1"><text:span text:style-name="T5">GetInput</text:span></text:span><text:span text:style-name="T7">(</text:span><text:span text:style-name="pl-c1"><text:span text:style-name="T5">10</text:span></text:span><text:span text:style-name="T7">);</text:span></text:p>
      <text:p text:style-name="Standard">Ожидаемый<text:span text:style-name="T1"> </text:span>результат<text:span text:style-name="T1">:</text:span><text:span text:style-name="T11"> INVALID POSITION, TRY AGAIN...</text:span><text:span text:style-name="pl-cce"><text:span text:style-name="T11">\n</text:span></text:span></text:p>
      <text:p text:style-name="P3"/>
      <text:p text:style-name="Standard"><text:span text:style-name="T2">T</text:span><text:span text:style-name="T4">ест </text:span><text:span text:style-name="T7">(tictac_getInput, negative2)</text:span><text:span text:style-name="T4">.</text:span></text:p>
      <text:p text:style-name="Standard">Цель: Проверка, если введено отрицательное число</text:p>
      <text:p text:style-name="Standard">Тип: негативный</text:p>
      <text:p text:style-name="Standard">Входные данные: <text:span text:style-name="pl-c1"><text:span text:style-name="T5">GetInput</text:span></text:span><text:span text:style-name="T7">(-</text:span><text:span text:style-name="pl-c1"><text:span text:style-name="T5">1</text:span></text:span><text:span text:style-name="T7">);</text:span></text:p>
      <text:p text:style-name="Standard">Ожидаемый результат: <text:span text:style-name="T10">INVALID POSITION, TRY AGAIN...</text:span><text:span text:style-name="pl-cce"><text:span text:style-name="T10">\n</text:span></text:span></text:p>
      <text:p text:style-name="Standard"/>
      <text:p text:style-name="Standard"><text:span text:style-name="T2">T</text:span><text:span text:style-name="T4">ест </text:span><text:span text:style-name="T7">(tictac_getInput, positive)</text:span></text:p>
      <text:p text:style-name="Standard">Цель: Проверка, если введено корректное число для игрока <text:span text:style-name="T1">X</text:span></text:p>
      <text:p text:style-name="Standard">Тип: позитивный</text:p>
      <text:p text:style-name="Standard">Входные данные: <text:span text:style-name="pl-c1"><text:span text:style-name="T5">GetInput</text:span></text:span><text:span text:style-name="T7">(</text:span><text:span text:style-name="pl-c1"><text:span text:style-name="T5">5</text:span></text:span><text:span text:style-name="T7">);</text:span></text:p>
      <text:p text:style-name="Standard">Ожидаемый результат: <text:span text:style-name="T10">1 | 2 | 3 </text:span><text:span text:style-name="pl-cce"><text:span text:style-name="T10">\n</text:span></text:span><text:span text:style-name="T10">-----------</text:span><text:span text:style-name="pl-cce"><text:span text:style-name="T10">\n</text:span></text:span><text:span text:style-name="T10"> 4 | X | 6 </text:span><text:span text:style-name="pl-cce"><text:span text:style-name="T10">\n</text:span></text:span><text:span text:style-name="T10">-----------</text:span><text:span text:style-name="pl-cce"><text:span text:style-name="T10">\n</text:span></text:span><text:span text:style-name="T10"> 7 | 8 | 9 </text:span><text:span text:style-name="pl-cce"><text:span text:style-name="T10">\n</text:span></text:span></text:p>
      <text:p text:style-name="Standard"/>
      <text:p text:style-name="Standard"/>
      <text:p text:style-name="Standard"><text:span text:style-name="T2">T</text:span><text:span text:style-name="T4">ест </text:span><text:span text:style-name="T7">(tictac_getInput, positive2)</text:span><text:span text:style-name="T4">.</text:span></text:p>
      <text:p text:style-name="Standard">Цель: Проверка, если если введено корректное число для игрока <text:span text:style-name="T1">O</text:span></text:p>
      <text:p text:style-name="Standard">Тип: позитивный</text:p>
      <text:p text:style-name="P7">Входные данные: </text:p>
      <text:p text:style-name="P7"><text:span text:style-name="pl-c1"><text:span text:style-name="T6">player = «O»</text:span></text:span></text:p>
      <text:p text:style-name="P7"><text:span text:style-name="pl-c1"><text:span text:style-name="T5">GetInput</text:span></text:span><text:span text:style-name="T7">(</text:span><text:span text:style-name="pl-c1"><text:span text:style-name="T5">6</text:span></text:span><text:span text:style-name="T7">);</text:span></text:p>
      <text:p text:style-name="Standard">Ожидаемый результат: <text:span text:style-name="T10">1 | 2 | 3 </text:span><text:span text:style-name="pl-cce"><text:span text:style-name="T10">\n</text:span></text:span><text:span text:style-name="T10">-----------</text:span><text:span text:style-name="pl-cce"><text:span text:style-name="T10">\n</text:span></text:span><text:span text:style-name="T10"> 4 | 5 | O </text:span><text:span text:style-name="pl-cce"><text:span text:style-name="T10">\n</text:span></text:span><text:span text:style-name="T10">-----------</text:span><text:span text:style-name="pl-cce"><text:span text:style-name="T10">\n</text:span></text:span><text:span text:style-name="T10"> 7 | 8 | 9 </text:span><text:span text:style-name="pl-cce"><text:span text:style-name="T10">\n</text:span></text:span></text:p>
      <text:p text:style-name="Standard"/>
      <text:p text:style-name="Standard"/>
      <text:p text:style-name="Standard"><text:span text:style-name="T13">T</text:span><text:span text:style-name="T12">ест </text:span><text:span text:style-name="T7">(tictac_checkWinner, negative)</text:span><text:span text:style-name="T12">.</text:span></text:p>
      <text:p text:style-name="Standard">Цель: Проверка, если нет выигрышной ситуации на данный момент</text:p>
      <text:p text:style-name="Standard">Тип: негативный</text:p>
      <text:p text:style-name="Standard"><text:soft-page-break/>Входные данные: <text:span text:style-name="T17">игровое поле, не имеющее выигрышной ситуации, ничьи</text:span></text:p>
      <text:p text:style-name="Standard">Ожидаемый результат: <text:s/>0 <text:span text:style-name="T20">(FALSE)</text:span></text:p>
      <text:p text:style-name="Standard"/>
      <text:p text:style-name="Standard"><text:span text:style-name="T2">T</text:span><text:span text:style-name="T4">ест </text:span><text:span text:style-name="T7">(tictac_checkWinner, positive)</text:span></text:p>
      <text:p text:style-name="Standard">Цель: Проверка, если по горизонтали имеется выигрышная ситуация</text:p>
      <text:p text:style-name="Standard">Тип: <text:span text:style-name="T16">позитивный</text:span></text:p>
      <text:p text:style-name="Standard">Входные данные: </text:p>
      <text:p text:style-name="P4">player = X;</text:p>
      <text:p text:style-name="P4"/>
      <text:p text:style-name="P4">board[0] = «X»</text:p>
      <text:p text:style-name="P4">board[1] = «X»</text:p>
      <text:p text:style-name="P4">board[2] = «X»</text:p>
      <text:p text:style-name="Standard">Ожидаемый результат: 1( то есть выиграл игрок <text:span text:style-name="T1">X</text:span>)</text:p>
      <text:p text:style-name="Standard"/>
      <text:p text:style-name="Standard"><text:span text:style-name="T2">T</text:span><text:span text:style-name="T4">ест </text:span><text:span text:style-name="T7">(tictac_checkWinner, positive3)</text:span></text:p>
      <text:p text:style-name="Standard">Цель: Проверка, если по вертикали имеется выигрышная ситуация</text:p>
      <text:p text:style-name="Standard">Тип: <text:span text:style-name="T16">позитивный</text:span></text:p>
      <text:p text:style-name="Standard">Входные данные: </text:p>
      <text:p text:style-name="P5">board[0] = «X»</text:p>
      <text:p text:style-name="P5">board[<text:span text:style-name="T15">3</text:span>] = «X»</text:p>
      <text:p text:style-name="P5">board[<text:span text:style-name="T15">6</text:span>] = «X»</text:p>
      <text:p text:style-name="Standard">Ожидаемый результат: 1( то есть выиграл игрок <text:span text:style-name="T1">X</text:span>)</text:p>
      <text:p text:style-name="Standard"/>
      <text:p text:style-name="Standard"><text:span text:style-name="T2">T</text:span><text:span text:style-name="T4">ест </text:span><text:span text:style-name="T7">(tictac_checkWinner, positive</text:span><text:span text:style-name="T8">4</text:span><text:span text:style-name="T7">)</text:span></text:p>
      <text:p text:style-name="Standard">Цель: Проверка, если по диагонали имеется выигрышная ситуация</text:p>
      <text:p text:style-name="Standard">Тип: <text:span text:style-name="T16">позитивный</text:span></text:p>
      <text:p text:style-name="P1">Входные данные:</text:p>
      <text:p text:style-name="P5">board[0] = «X»</text:p>
      <text:p text:style-name="P5">board[<text:span text:style-name="T15">4</text:span>] = «X»</text:p>
      <text:p text:style-name="P1"><text:span text:style-name="T14">board[</text:span><text:span text:style-name="T15">8</text:span><text:span text:style-name="T14">] = «X»</text:span> </text:p>
      <text:p text:style-name="Standard"/>
      <text:p text:style-name="Standard">Ожидаемый результат: 1( то есть выиграл игрок <text:span text:style-name="T1">X</text:span>)</text:p>
      <text:p text:style-name="Standard"/>
      <text:p text:style-name="P2"><text:span text:style-name="T2">T</text:span><text:span text:style-name="T4">ест </text:span><text:span text:style-name="T7">(tictac_checkWinner, </text:span><text:span text:style-name="T8">draw</text:span><text:span text:style-name="T7">)</text:span></text:p>
      <text:p text:style-name="P2">Цель: Проверка, <text:span text:style-name="T21">если ничья</text:span></text:p>
      <text:p text:style-name="P2">Тип: <text:span text:style-name="T16">позитивный</text:span></text:p>
      <text:p text:style-name="P2">Входные данные:</text:p>
      <text:p text:style-name="P6">board[0] = «X»</text:p>
      <text:p text:style-name="P6">board[<text:span text:style-name="T18">1</text:span>] = «<text:span text:style-name="T18">O</text:span>»</text:p>
      <text:p text:style-name="P2"><text:span text:style-name="T14">board[</text:span><text:span text:style-name="T18">2</text:span><text:span text:style-name="T14">] = «X»</text:span> </text:p>
      <text:p text:style-name="P6">board[<text:span text:style-name="T18">3</text:span>] = «<text:span text:style-name="T18">O</text:span>»</text:p>
      <text:p text:style-name="P6">board[<text:span text:style-name="T18">4</text:span>] = «<text:span text:style-name="T18">O</text:span>»</text:p>
      <text:p text:style-name="P2"><text:span text:style-name="T14">board[</text:span><text:span text:style-name="T18">5</text:span><text:span text:style-name="T14">] = «X»</text:span> </text:p>
      <text:p text:style-name="P6">board[<text:span text:style-name="T18">6</text:span>] = «X»</text:p>
      <text:p text:style-name="P6">board[<text:span text:style-name="T18">7</text:span>] = «X»</text:p>
      <text:p text:style-name="P2"><text:span text:style-name="T14">board[</text:span><text:span text:style-name="T15">8</text:span><text:span text:style-name="T14">] = «</text:span><text:span text:style-name="T18">O</text:span><text:span text:style-name="T14">»</text:span> </text:p>
      <text:p text:style-name="P2"/>
      <text:p text:style-name="P2">Ожидаемый результат: -1( то есть <text:span text:style-name="T19">ничья</text:span>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modern"/>
    <style:font-face style:name="Droid Sans Devanagari1" svg:font-family="'Droid Sans Devanagari'" style:font-family-generic="swiss"/>
    <style:font-face style:name="FreeSans" svg:font-family="FreeSans, 'Times New Roman'" style:font-pitch="variable"/>
    <style:font-face style:name="Noto Sans CJK SC Regular" svg:font-family="'Noto Sans CJK SC Regular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, 'Times New Roman'" style:font-pitch-asian="variable" style:font-size-asian="12pt" style:language-asian="zh" style:country-asian="CN" style:font-name-complex="FreeSans" style:font-family-complex="FreeSans, 'Times New Roman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 Regular" style:font-family-asian="'Noto Sans CJK SC Regular', 'Times New Roman'" style:font-pitch-asian="variable" style:font-size-asian="14pt" style:font-name-complex="FreeSans" style:font-family-complex="FreeSans, 'Times New Roman'" style:font-pitch-complex="variable" style:font-size-complex="14pt"/>
    </style:style>
    <style:style style:name="Heading_20_2" style:display-name="Heading 2" style:family="paragraph" style:parent-style-name="Заголовок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Times New Roman'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FreeSans" style:font-family-complex="FreeSans, 'Times New Roman'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" style:display-name="Основной шрифт абзаца" style:family="text"/>
    <style:style style:name="pl-cce" style:family="text"/>
    <style:style style:name="pl-c1" style:family="text"/>
    <style:style style:name="pl-s" style:family="text"/>
    <style:style style:name="pl-pd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suffix=".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suffix=".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suffix=".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suffix=".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suffix=".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suffix=".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suffix=".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suffix=".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suffix=".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suffix=".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Данил Устинов</meta:initial-creator>
    <meta:creation-date>2021-03-24T09:38:00</meta:creation-date>
    <dc:date>2021-05-26T14:15:01.160394751</dc:date>
    <meta:editing-cycles>21</meta:editing-cycles>
    <meta:editing-duration>PT1H18M49S</meta:editing-duration>
    <meta:generator>LibreOffice/7.0.5.2$Linux_X86_64 LibreOffice_project/00$Build-2</meta:generator>
    <meta:document-statistic meta:table-count="0" meta:image-count="0" meta:object-count="0" meta:page-count="2" meta:paragraph-count="81" meta:word-count="392" meta:character-count="2543" meta:non-whitespace-character-count="2234"/>
  </office:meta>
</office:document-meta>
</file>